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2a00ff" style:font-name="Monospace" fo:font-size="10pt" style:font-name-asian="Monospace" style:font-size-asian="10pt" style:font-name-complex="Monospace" style:font-size-complex="10pt"/>
    </style:style>
    <style:style style:name="P2" style:family="paragraph" style:parent-style-name="Text_20_body">
      <style:text-properties fo:color="#2a00ff" style:font-name="Monospace" fo:font-size="10pt" officeooo:paragraph-rsid="000b8a50" style:font-name-asian="Monospace" style:font-size-asian="10pt" style:font-name-complex="Monospace" style:font-size-complex="10pt"/>
    </style:style>
    <style:style style:name="P3" style:family="paragraph" style:parent-style-name="Text_20_body">
      <style:text-properties fo:color="#000000" style:font-name="Nimbus Roman No9 L" fo:font-size="12pt" style:font-name-asian="Monospace" style:font-size-asian="10.5pt" style:font-name-complex="Monospace" style:font-size-complex="12pt"/>
    </style:style>
    <style:style style:name="P4" style:family="paragraph" style:parent-style-name="Text_20_body">
      <style:text-properties fo:color="#000000" style:font-name="Monospace" fo:font-size="10pt" style:font-name-asian="Monospace" style:font-size-asian="10pt" style:font-name-complex="Monospace" style:font-size-complex="10pt"/>
    </style:style>
    <style:style style:name="P5" style:family="paragraph" style:parent-style-name="Text_20_body">
      <style:text-properties officeooo:paragraph-rsid="000b8b79"/>
    </style:style>
    <style:style style:name="P6" style:family="paragraph" style:parent-style-name="Text_20_body">
      <style:text-properties style:font-name="Monospace" fo:font-size="10pt" officeooo:paragraph-rsid="000b8b79" style:font-name-asian="Monospace" style:font-size-asian="10pt" style:font-name-complex="Monospace" style:font-size-complex="10pt"/>
    </style:style>
    <style:style style:name="P7" style:family="paragraph" style:parent-style-name="Text_20_body">
      <style:text-properties style:font-name="Nimbus Mono L" officeooo:paragraph-rsid="000b8b79"/>
    </style:style>
    <style:style style:name="P8" style:family="paragraph" style:parent-style-name="Text_20_body">
      <style:text-properties style:font-name="Nimbus Roman No9 L" officeooo:paragraph-rsid="000cd890"/>
    </style:style>
    <style:style style:name="P9" style:family="paragraph" style:parent-style-name="Standard">
      <style:text-properties fo:color="#000000" style:font-name="Monospace" fo:font-size="10pt" officeooo:paragraph-rsid="000b8b79"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0b8b79" style:font-name-asian="Monospace" style:font-size-asian="10pt" style:font-name-complex="Monospace" style:font-size-complex="10pt"/>
    </style:style>
    <style:style style:name="P11" style:family="paragraph" style:parent-style-name="Standard">
      <style:paragraph-properties>
        <style:tab-stops>
          <style:tab-stop style:position="6.324cm"/>
        </style:tab-stops>
      </style:paragraph-properties>
      <style:text-properties fo:color="#000000" style:font-name="Nimbus Roman No9 L" fo:font-size="12pt" officeooo:rsid="000b8b79" officeooo:paragraph-rsid="0011275a" style:font-name-asian="Monospace" style:font-size-asian="10.5pt" style:font-name-complex="Monospace" style:font-size-complex="12pt"/>
    </style:style>
    <style:style style:name="P12" style:family="paragraph" style:parent-style-name="Text_20_body">
      <style:text-properties officeooo:rsid="000b8b79" officeooo:paragraph-rsid="000b8b79"/>
    </style:style>
    <style:style style:name="P13" style:family="paragraph" style:parent-style-name="Text_20_body">
      <style:text-properties style:font-name="Nimbus Mono L" officeooo:rsid="000b8b79" officeooo:paragraph-rsid="000b8b79"/>
    </style:style>
    <style:style style:name="P14" style:family="paragraph" style:parent-style-name="Text_20_body">
      <style:text-properties style:font-name="Nimbus Roman No9 L" officeooo:rsid="000e946a" officeooo:paragraph-rsid="000e946a"/>
    </style:style>
    <style:style style:name="P15" style:family="paragraph" style:parent-style-name="Text_20_body">
      <style:paragraph-properties>
        <style:tab-stops>
          <style:tab-stop style:position="6.244cm"/>
        </style:tab-stops>
      </style:paragraph-properties>
      <style:text-properties fo:color="#000000" style:font-name="Nimbus Roman No9 L" fo:font-size="12pt" style:font-name-asian="Monospace" style:font-size-asian="10.5pt" style:font-name-complex="Monospace" style:font-size-complex="12pt"/>
    </style:style>
    <style:style style:name="P16" style:family="paragraph" style:parent-style-name="Heading_20_3">
      <style:text-properties officeooo:rsid="000b8b79" officeooo:paragraph-rsid="000b8b79"/>
    </style:style>
    <style:style style:name="P17" style:family="paragraph" style:parent-style-name="Heading_20_2">
      <style:text-properties officeooo:paragraph-rsid="000b8b79"/>
    </style:style>
    <style:style style:name="P18" style:family="paragraph" style:parent-style-name="Heading_20_2">
      <style:paragraph-properties fo:margin-left="0cm" fo:margin-right="0cm" fo:text-indent="0cm" style:auto-text-indent="false">
        <style:tab-stops/>
      </style:paragraph-properties>
      <style:text-properties fo:color="#000000" style:font-name="Nimbus Roman No9 L" fo:font-size="12pt" fo:font-style="normal" style:text-underline-style="none" fo:font-weight="normal" officeooo:paragraph-rsid="0011275a" style:font-name-asian="Monospace" style:font-size-asian="10.5pt" style:font-style-asian="normal" style:font-weight-asian="normal" style:font-name-complex="Monospace" style:font-size-complex="12pt" style:font-style-complex="normal" style:font-weight-complex="normal"/>
    </style:style>
    <style:style style:name="T1" style:family="text">
      <style:text-properties fo:color="#2a00ff"/>
    </style:style>
    <style:style style:name="T2" style:family="text">
      <style:text-properties fo:color="#2a00ff" style:font-name="Monospace" fo:font-size="10pt" style:font-name-asian="Monospace" style:font-size-asian="10pt" style:font-name-complex="Monospace" style:font-size-complex="10pt"/>
    </style:style>
    <style:style style:name="T3" style:family="text">
      <style:text-properties fo:color="#2a00ff" officeooo:rsid="000b8a50"/>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style:text-underline-style="none"/>
    </style:style>
    <style:style style:name="T7" style:family="text">
      <style:text-properties fo:color="#7f0055" fo:font-weight="bold" style:font-weight-asian="bold" style:font-weight-complex="bold"/>
    </style:style>
    <style:style style:name="T8" style:family="text">
      <style:text-properties officeooo:rsid="000b8a50"/>
    </style:style>
    <style:style style:name="T9" style:family="text">
      <style:text-properties style:text-underline-style="none"/>
    </style:style>
    <style:style style:name="T10" style:family="text">
      <style:text-properties style:text-underline-style="none" officeooo:rsid="000b8a50"/>
    </style:style>
    <style:style style:name="T11" style:family="text">
      <style:text-properties officeooo:rsid="000b8b79"/>
    </style:style>
    <style:style style:name="T12" style:family="text">
      <style:text-properties officeooo:rsid="000cd890"/>
    </style:style>
    <style:style style:name="T13" style:family="text">
      <style:text-properties style:font-name="Nimbus Mono L" officeooo:rsid="000cd890"/>
    </style:style>
    <style:style style:name="T14" style:family="text">
      <style:text-properties officeooo:rsid="000d8b1c"/>
    </style:style>
    <style:style style:name="T15" style:family="text">
      <style:text-properties officeooo:rsid="000df546"/>
    </style:style>
    <style:style style:name="T16" style:family="text">
      <style:text-properties officeooo:rsid="00105c1d"/>
    </style:style>
    <style:style style:name="T17" style:family="text">
      <style:text-properties style:font-name="Nimbus Mono L" officeooo:rsid="00105c1d"/>
    </style:style>
    <style:style style:name="T18" style:family="text">
      <style:text-properties style:font-name="Nimbus Mono L" officeooo:rsid="0011275a"/>
    </style:style>
    <style:style style:name="T19" style:family="text">
      <style:text-properties officeooo:rsid="001127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allelization of JTB 1.3.2</text:h>
      <text:p text:style-name="Text_20_body"/>
      <text:h text:style-name="P16" text:outline-level="3">Parallelization of the main method</text:h>
      <text:p text:style-name="P12">The main method of JTB (in JTB.java), does read the given input grammar file, and then creates several files depending on that input. Most of these files are independent from each other, so we can create several threads to write to them. This is what we did: each of the visitor generator, the new grammar file and the class files for the tree elements are written by several threads.</text:p>
      <text:p text:style-name="P12">For every independent task in the main method, we added a thread to handle it, on the following model:</text:p>
      <text:p text:style-name="P13">new Thread() {</text:p>
      <text:p text:style-name="P13"><text:s text:c="2"/>public void run() {</text:p>
      <text:p text:style-name="P7"><text:span text:style-name="T11"><text:tab/></text:span><text:span text:style-name="T15">t</text:span><text:span text:style-name="T11">ask;</text:span></text:p>
      <text:p text:style-name="P13"><text:s text:c="2"/>}</text:p>
      <text:p text:style-name="P13">}.start();</text:p>
      <text:p text:style-name="P8"><text:span text:style-name="T12">We had to transform </text:span><text:span text:style-name="T13">return</text:span><text:span text:style-name="T12">s in </text:span><text:span text:style-name="T13">exit</text:span><text:span text:style-name="T12">s to preserve the semantics of the program </text:span><text:span text:style-name="T14">(exit on error).</text:span></text:p>
      <text:p text:style-name="P14">In the main function, we also used data chunking for the classList, as described in the next section.</text:p>
      <text:h text:style-name="P17" text:outline-level="2">Chunking of the class list</text:h>
      <text:p text:style-name="P5">JTB uses a vector containing all the user-defined classes, which will be used to generate the visitor files, as well as the class files used as nodes in the parsing tree. We introduced parallelism at that level, by chunking that vector in several vectors, and letting the same job be done. <text:span text:style-name="T16">We introduced the class </text:span><text:span text:style-name="T17">EDU.iitm.threaded.VectorChunker</text:span><text:span text:style-name="T16"> to handle that</text:span>. Here is how we used chunking to generate these class files, for example:</text:p>
      <text:p text:style-name="P6"><text:span text:style-name="T7">final</text:span><text:span text:style-name="T4"> </text:span><text:span text:style-name="T6">Vector</text:span><text:span text:style-name="T4">[] chunkList = VectorChunker.</text:span><text:span text:style-name="T5">chunk</text:span><text:span text:style-name="T4">(list, chunkNumber);</text:span></text:p>
      <text:p text:style-name="P10"><text:span text:style-name="T7">final</text:span><text:span text:style-name="T4"> FileGenerator[] gens;</text:span></text:p>
      <text:p text:style-name="P10"><text:span text:style-name="T7">for</text:span><text:span text:style-name="T4"> (</text:span><text:span text:style-name="T7">int</text:span><text:span text:style-name="T4"> i=0; i&lt; chunkNumber; i++) {</text:span></text:p>
      <text:p text:style-name="P6"><text:span text:style-name="T4"><text:s text:c="2"/>gens[i] = </text:span><text:span text:style-name="T7">new</text:span><text:span text:style-name="T4"> FileGenerator(chunkList[i]);</text:span></text:p>
      <text:p text:style-name="P6"><text:span text:style-name="T4"><text:s text:c="2"/></text:span><text:span text:style-name="T7">new</text:span><text:span text:style-name="T4"> Thread() {</text:span></text:p>
      <text:p text:style-name="P6"><text:span text:style-name="T4"><text:s text:c="4"/></text:span><text:span text:style-name="T7">public</text:span><text:span text:style-name="T4"> </text:span><text:span text:style-name="T7">void</text:span><text:span text:style-name="T4"> run() {</text:span></text:p>
      <text:p text:style-name="P9"><text:tab/>gens[j].generateClassFiles();</text:p>
      <text:p text:style-name="P9"><text:s text:c="4"/>}</text:p>
      <text:p text:style-name="P9"><text:s text:c="2"/>}.start();</text:p>
      <text:p text:style-name="P9">}</text:p>
      <text:p text:style-name="P11"><text:span text:style-name="T19"/></text:p>
      <text:p text:style-name="P11"><text:span text:style-name="T19">But for most of the already existing visitor generators, applying this technique would require a lot of refactoring inside these generators: They create the “automatic” class files and the user-defined class files in the same method. The problem is that it would generate the automatic class files several times. We decided not to do anything instead, and give these generators the complete class list.</text:span></text:p>
      <text:h text:style-name="Heading_20_2" text:outline-level="2">Threaded visitor builder</text:h>
      <text:p text:style-name="Text_20_body">One goal of the project was to provide a default visitor to traverse the syntax tree concurrently. <text:soft-page-break/>Therefore we provided that default implementation. We chose a model where the visitor has a maximum number of threads it can launch. To control the number of threads, the visitor provides two methods, working with the <text:span text:style-name="T2">freeThreads</text:span> variable, which is initialized to the maximum number of threads we want to see running concurrently. They provide synchronization:</text:p>
      <text:p text:style-name="P1">public boolean getThread() {</text:p>
      <text:p text:style-name="P1"><text:s text:c="2"/>synchronized (freeThreads) {</text:p>
      <text:p text:style-name="P1"><text:s text:c="4"/>if (freeThreads == 0)</text:p>
      <text:p text:style-name="P1"><text:s text:c="6"/>return false;</text:p>
      <text:p text:style-name="P1"><text:s text:c="4"/>--freeThreads;</text:p>
      <text:p text:style-name="P1"><text:s text:c="4"/>return true;</text:p>
      <text:p text:style-name="P1"><text:s text:c="2"/>}</text:p>
      <text:p text:style-name="P1">}</text:p>
      <text:p text:style-name="P1"/>
      <text:p text:style-name="P1">public void freeThread() {</text:p>
      <text:p text:style-name="P1"><text:s text:c="2"/>synchronized (freeThreads) {</text:p>
      <text:p text:style-name="P1"><text:s text:c="4"/>if (freeThreads == 0)</text:p>
      <text:p text:style-name="P1"><text:s text:c="6"/>return false;</text:p>
      <text:p text:style-name="P1"><text:s text:c="4"/>--freeThreads;</text:p>
      <text:p text:style-name="P1"><text:s text:c="4"/>return true;</text:p>
      <text:p text:style-name="P1"><text:s text:c="2"/>}</text:p>
      <text:p text:style-name="P1">}</text:p>
      <text:p text:style-name="P3">The first one checks whether the maximum number of th<text:span text:style-name="T19">r</text:span>eads is reached already, and if not, allocates one. The second method is called once a thread finished its job, to tell the program a new thread can be launched.</text:p>
      <text:p text:style-name="P15">These methods are used in the following way <text:span text:style-name="T19">(assuming </text:span><text:span text:style-name="T18">className</text:span><text:span text:style-name="T19"> will have only the field </text:span><text:span text:style-name="T18">fieldName</text:span><text:span text:style-name="T19">)</text:span>:</text:p>
      <text:p text:style-name="P4"><text:span text:style-name="T1">public void visit(</text:span><text:span text:style-name="T3">className</text:span><text:span text:style-name="T1"> n) {</text:span></text:p>
      <text:p text:style-name="P1"><text:s text:c="2"/>if (getThread()) {</text:p>
      <text:p text:style-name="P1"><text:s text:c="4"/>new Thread() {</text:p>
      <text:p text:style-name="P1"><text:s text:c="6"/>n.<text:span text:style-name="T8">fieldName</text:span>.accept(this);</text:p>
      <text:p text:style-name="P1"><text:s text:c="6"/>freeThread();</text:p>
      <text:p text:style-name="P1"><text:s text:c="4"/>}.start()</text:p>
      <text:p text:style-name="P1"><text:s text:c="2"/>}</text:p>
      <text:p text:style-name="P1"><text:s text:c="2"/>else // do it sequentially</text:p>
      <text:p text:style-name="P2"><text:s text:c="4"/><text:span text:style-name="T9">n.</text:span><text:span text:style-name="T10">fieldName</text:span><text:span text:style-name="T9">.accept</text:span>(this);</text:p>
      <text:p text:style-name="P1">}</text:p>
      <text:h text:style-name="P18" text:outline-level="2"><text:span text:style-name="T19">We had to add a </text:span><text:span text:style-name="T18">visit(ThreadedVisitor v)</text:span><text:span text:style-name="T19"> method in the </text:span><text:span text:style-name="T18">Node</text:span><text:span text:style-name="T19"> interface, to allow a traversal by our new visitor.</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0T19:45:22</meta:creation-date>
    <dc:date>2012-04-12T19:10:59</dc:date>
    <meta:editing-duration>PT00H50M59S</meta:editing-duration>
    <meta:editing-cycles>20</meta:editing-cycles>
    <meta:generator>OpenOffice.org/3.2$Linux OpenOffice.org_project/320m19$Build-9505</meta:generator>
    <dc:creator>Paul Pellegrini</dc:creator>
    <meta:document-statistic meta:table-count="0" meta:image-count="0" meta:object-count="0" meta:page-count="2" meta:paragraph-count="55" meta:word-count="526" meta:character-count="3300"/>
  </office:meta>
</office:document-meta>
</file>